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8882in" table:align="left"/>
    </style:style>
    <style:style style:name="Таблица1.A" style:family="table-column">
      <style:table-column-properties style:column-width="0.7403in"/>
    </style:style>
    <style:style style:name="Таблица1.B" style:family="table-column">
      <style:table-column-properties style:column-width="0.9333in"/>
    </style:style>
    <style:style style:name="Таблица1.C" style:family="table-column">
      <style:table-column-properties style:column-width="3.2146in"/>
    </style:style>
    <style:style style:name="Таблица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paragraph-properties fo:margin-left="0.3937in" fo:margin-right="0.3937in" fo:text-indent="0in" style:auto-text-indent="false"/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h text:style-name="Heading_20_1" text:outline-level="1">? <text:span text:style-name="Strong_20_Emphasis">ГДД: "CityMerge"</text:span></text:h>
      <text:p text:style-name="Text_20_body"><text:span text:style-name="Emphasis">(Казуальный симулятор строительства с мерджем и обороной)</text:span></text:p>
      <text:p text:style-name="P10"><text:span text:style-name="Emphasis">Версия 0.1 — базовая механика, без загрязнения и счастья. Фокус на ресурсах, прогрессе и защите.</text:span></text:p>
      <text:p text:style-name="Horizontal_20_Line"/>
      <text:h text:style-name="Heading_20_2" text:outline-level="2">? 1. Основная цель игры</text:h>
      <text:p text:style-name="Text_20_body">Построить процветающий город, развивая экономику через производство и мердж зданий, защищая его от набегов врагов с помощью статических башен.</text:p>
      <text:p text:style-name="Horizontal_20_Line"/>
      <text:h text:style-name="Heading_20_2" text:outline-level="2">?￯ﾸﾏ 2. Игровой мир</text:h>
      <text:list xml:id="list8642202831456663368" text:style-name="L1">
        <text:list-item>
          <text:p text:style-name="P11"><text:span text:style-name="Strong_20_Emphasis">Изометрическая сетка</text:span> (как на скриншоте) — игрок строит здания на клетках.</text:p>
        </text:list-item>
        <text:list-item>
          <text:p text:style-name="P11"><text:span text:style-name="Strong_20_Emphasis">Ограниченное пространство</text:span> — можно расширять по мере роста города (за ресурсы или достижения).</text:p>
        </text:list-item>
        <text:list-item>
          <text:p text:style-name="P1"><text:span text:style-name="Strong_20_Emphasis">Нет открытого мира</text:span> — фокус на одном городе/острове.</text:p>
        </text:list-item>
      </text:list>
      <text:p text:style-name="Horizontal_20_Line"/>
      <text:h text:style-name="Heading_20_2" text:outline-level="2">? 3. Базовые здания (на старте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Здание</text:p>
            </table:table-cell>
            <table:table-cell table:style-name="Таблица1.A1" office:value-type="string">
              <text:p text:style-name="Table_20_Heading">Ресурс</text:p>
            </table:table-cell>
            <table:table-cell table:style-name="Таблица1.A1" office:value-type="string">
              <text:p text:style-name="Table_20_Heading">Эффект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trong_20_Emphasis">Farm</text:span></text:p>
          </table:table-cell>
          <table:table-cell table:style-name="Таблица1.A1" office:value-type="string">
            <text:p text:style-name="Table_20_Contents">Food</text:p>
          </table:table-cell>
          <table:table-cell table:style-name="Таблица1.A1" office:value-type="string">
            <text:p text:style-name="Table_20_Contents">Производит еду каждый день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Mine</text:span></text:p>
          </table:table-cell>
          <table:table-cell table:style-name="Таблица1.A1" office:value-type="string">
            <text:p text:style-name="Table_20_Contents">Rock / Metal</text:p>
          </table:table-cell>
          <table:table-cell table:style-name="Таблица1.A1" office:value-type="string">
            <text:p text:style-name="Table_20_Contents">Добыча руды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Lumber</text:span></text:p>
          </table:table-cell>
          <table:table-cell table:style-name="Таблица1.A1" office:value-type="string">
            <text:p text:style-name="Table_20_Contents">Wood</text:p>
          </table:table-cell>
          <table:table-cell table:style-name="Таблица1.A1" office:value-type="string">
            <text:p text:style-name="Table_20_Contents">Добыча дерева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House</text:span></text:p>
          </table:table-cell>
          <table:table-cell table:style-name="Таблица1.A1" office:value-type="string">
            <text:p text:style-name="Table_20_Contents">—</text:p>
          </table:table-cell>
          <table:table-cell table:style-name="Таблица1.A1" office:value-type="string">
            <text:p text:style-name="Table_20_Contents">Даёт +1 население; требует еду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Storage</text:span></text:p>
          </table:table-cell>
          <table:table-cell table:style-name="Таблица1.A1" office:value-type="string">
            <text:p text:style-name="Table_20_Contents">—</text:p>
          </table:table-cell>
          <table:table-cell table:style-name="Таблица1.A1" office:value-type="string">
            <text:p text:style-name="Table_20_Contents">Хранит ресурсы (ограниченный объём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Townhall</text:span></text:p>
          </table:table-cell>
          <table:table-cell table:style-name="Таблица1.A1" office:value-type="string">
            <text:p text:style-name="Table_20_Contents">—</text:p>
          </table:table-cell>
          <table:table-cell table:style-name="Таблица1.A1" office:value-type="string">
            <text:p text:style-name="Table_20_Contents">Центр управления; открывает новые здания</text:p>
          </table:table-cell>
        </table:table-row>
      </table:table>
      <text:p text:style-name="P10">✅ Все здания имеют уровень (1–3). Мердж 3 одинаковых → следующий уровень.</text:p>
      <text:p text:style-name="Horizontal_20_Line"/>
      <text:h text:style-name="Heading_20_2" text:outline-level="2">? 4. Механика мерджа (Drag &amp; Drop)</text:h>
      <text:list xml:id="list2416591946443810422" text:style-name="L2">
        <text:list-item>
          <text:p text:style-name="P12">Игрок перетаскивает одно здание на другое того же типа → они сливаются.</text:p>
        </text:list-item>
        <text:list-item>
          <text:p text:style-name="P12">После мерджа:</text:p>
          <text:list>
            <text:list-item>
              <text:p text:style-name="P12">Уровень здания повышается.</text:p>
            </text:list-item>
            <text:list-item>
              <text:p text:style-name="P12">Повышается производительность (например, ферма уровня 2 даёт 2 еды вместо 1).</text:p>
            </text:list-item>
            <text:list-item>
              <text:p text:style-name="P2">Уменьшается занимаемая площадь (опционально — можно сделать так, чтобы 3 <text:soft-page-break/>здания становились одним).</text:p>
            </text:list-item>
          </text:list>
        </text:list-item>
      </text:list>
      <text:p text:style-name="P10">? Визуал: при наведении — подсветка возможных целей мерджа.</text:p>
      <text:p text:style-name="Horizontal_20_Line"/>
      <text:h text:style-name="Heading_20_2" text:outline-level="2">⚔️ 5. Набеги и защита</text:h>
      <text:list xml:id="list2853470647159204817" text:style-name="L3">
        <text:list-item>
          <text:p text:style-name="P13"><text:span text:style-name="Strong_20_Emphasis">Регулярные набеги</text:span> (раз в 5–7 дней, зависит от сложности).</text:p>
        </text:list-item>
        <text:list-item>
          <text:p text:style-name="P13">Враги идут по заранее заданным путям (можно проложить дороги как маршруты).</text:p>
        </text:list-item>
        <text:list-item>
          <text:p text:style-name="P13"><text:span text:style-name="Strong_20_Emphasis">Защита</text:span>: </text:p>
          <text:list>
            <text:list-item>
              <text:p text:style-name="P13"><text:span text:style-name="Strong_20_Emphasis">Башни</text:span> — строятся на клетках, автоматически атакуют врагов.</text:p>
            </text:list-item>
            <text:list-item>
              <text:p text:style-name="P13">Каждая башня имеет радиус действия и урон.</text:p>
            </text:list-item>
            <text:list-item>
              <text:p text:style-name="P3">Можно мерджить башни → усиление (больше урона, дальности, скорости).</text:p>
            </text:list-item>
          </text:list>
        </text:list-item>
      </text:list>
      <text:p text:style-name="P10">❗ Если враги доходят до Townhall — игра не заканчивается, но теряется часть ресурсов/населения.</text:p>
      <text:p text:style-name="Horizontal_20_Line"/>
      <text:h text:style-name="Heading_20_2" text:outline-level="2">? 6. Экономика</text:h>
      <text:list xml:id="list4949062050458408861" text:style-name="L4">
        <text:list-item>
          <text:p text:style-name="P14"><text:span text:style-name="Strong_20_Emphasis">Ресурсы</text:span>: Food, Wood, Rock, Metal, Gold (получается из продажи ресурсов или налогов).</text:p>
        </text:list-item>
        <text:list-item>
          <text:p text:style-name="P14"><text:span text:style-name="Strong_20_Emphasis">Население</text:span>: растёт только если есть свободные дома и достаточно еды.</text:p>
        </text:list-item>
        <text:list-item>
          <text:p text:style-name="P14"><text:span text:style-name="Strong_20_Emphasis">Торговля</text:span>: можно продать излишки ресурсов за золото (через Townhall или рынок).</text:p>
        </text:list-item>
        <text:list-item>
          <text:p text:style-name="P14"><text:span text:style-name="Strong_20_Emphasis">Золото</text:span> используется для:</text:p>
          <text:list>
            <text:list-item>
              <text:p text:style-name="P14">Покупки новых зданий.</text:p>
            </text:list-item>
            <text:list-item>
              <text:p text:style-name="P14">Расширения карты.</text:p>
            </text:list-item>
            <text:list-item>
              <text:p text:style-name="P4">Улучшения башен.</text:p>
            </text:list-item>
          </text:list>
        </text:list-item>
      </text:list>
      <text:p text:style-name="Horizontal_20_Line"/>
      <text:h text:style-name="Heading_20_2" text:outline-level="2">? 7. Прогрессия и цели</text:h>
      <text:list xml:id="list5743831163010729169" text:style-name="L5">
        <text:list-item>
          <text:p text:style-name="P15"><text:span text:style-name="Strong_20_Emphasis">Уровни развития города</text:span>:</text:p>
          <text:list>
            <text:list-item>
              <text:p text:style-name="P15">Деревня (10 жителей)</text:p>
            </text:list-item>
            <text:list-item>
              <text:p text:style-name="P15">Городок (50 жителей)</text:p>
            </text:list-item>
            <text:list-item>
              <text:p text:style-name="P15">Город (100+ жителей)</text:p>
            </text:list-item>
            <text:list-item>
              <text:p text:style-name="P15">Мегаполис (200+)</text:p>
            </text:list-item>
          </text:list>
        </text:list-item>
        <text:list-item>
          <text:p text:style-name="P15"><text:span text:style-name="Strong_20_Emphasis">Цели/задания</text:span> (появляются по мере роста):</text:p>
          <text:list>
            <text:list-item>
              <text:p text:style-name="P15">«Постройте 3 фермы»</text:p>
            </text:list-item>
            <text:list-item>
              <text:p text:style-name="P15">«Защитите город от 3 набегов»</text:p>
            </text:list-item>
            <text:list-item>
              <text:p text:style-name="P5">«Достигните 100 населения»</text:p>
            </text:list-item>
          </text:list>
        </text:list-item>
      </text:list>
      <text:p text:style-name="P10">? За выполнение — награды: золото, уникальные здания, косметика.</text:p>
      <text:p text:style-name="Horizontal_20_Line"/>
      <text:h text:style-name="Heading_20_2" text:outline-level="2"><text:soft-page-break/>?￯ﾸﾏ 8. Визуал и UI (на основе твоего прототипа)</text:h>
      <text:list xml:id="list8897557104681978597" text:style-name="L6">
        <text:list-item>
          <text:p text:style-name="P16"><text:span text:style-name="Strong_20_Emphasis">Простой 3D-стиль</text:span> (low poly), яркие цвета.</text:p>
        </text:list-item>
        <text:list-item>
          <text:p text:style-name="P16"><text:span text:style-name="Strong_20_Emphasis">Интерфейс сверху</text:span>: ресурсы, дата, население.</text:p>
        </text:list-item>
        <text:list-item>
          <text:p text:style-name="P16"><text:span text:style-name="Strong_20_Emphasis">Подсказки</text:span>: при наведении — описание здания и эффекта.</text:p>
        </text:list-item>
        <text:list-item>
          <text:p text:style-name="P6"><text:span text:style-name="Strong_20_Emphasis">Анимации</text:span>: мердж — плавное слияние; набег — враги движутся по пути.</text:p>
        </text:list-item>
      </text:list>
      <text:p text:style-name="Horizontal_20_Line"/>
      <text:h text:style-name="Heading_20_2" text:outline-level="2">? 9. Что НЕ входит в версию 0.1</text:h>
      <text:list xml:id="list764217456765452748" text:style-name="L7">
        <text:list-item>
          <text:p text:style-name="P17">Загрязнение</text:p>
        </text:list-item>
        <text:list-item>
          <text:p text:style-name="P17">Уровень счастья</text:p>
        </text:list-item>
        <text:list-item>
          <text:p text:style-name="P17">Сложные диалоги или NPC</text:p>
        </text:list-item>
        <text:list-item>
          <text:p text:style-name="P17">Мультиплеер</text:p>
        </text:list-item>
        <text:list-item>
          <text:p text:style-name="P7">Технологическое дерево (пока)</text:p>
        </text:list-item>
      </text:list>
      <text:p text:style-name="Horizontal_20_Line"/>
      <text:h text:style-name="Heading_20_2" text:outline-level="2">? 10. Дальнейшие шаги (для разработки)</text:h>
      <text:list xml:id="list4237050115342387860" text:style-name="L8">
        <text:list-item>
          <text:p text:style-name="P18">Реализовать систему мерджа (drag &amp; drop + уровни).</text:p>
        </text:list-item>
        <text:list-item>
          <text:p text:style-name="P18">Добавить 3 базовых здания: Farm, House, Storage.</text:p>
        </text:list-item>
        <text:list-item>
          <text:p text:style-name="P18">Ввести набеги с одной башней.</text:p>
        </text:list-item>
        <text:list-item>
          <text:p text:style-name="P18">Сделать UI с ресурсами и датой.</text:p>
        </text:list-item>
        <text:list-item>
          <text:p text:style-name="P8">Протестировать баланс: сколько нужно ресурсов на постройку? Как часто набеги?</text:p>
        </text:list-item>
      </text:list>
      <text:p text:style-name="Horizontal_20_Line"/>
      <text:h text:style-name="Heading_20_2" text:outline-level="2">? Бонус: идея для будущих обновлений</text:h>
      <text:list xml:id="list1783034601951248911" text:style-name="L9">
        <text:list-item>
          <text:p text:style-name="P19"><text:span text:style-name="Strong_20_Emphasis">Сезонные события</text:span>: зимой фермы не работают, но можно строить лыжные курорты.</text:p>
        </text:list-item>
        <text:list-item>
          <text:p text:style-name="P19"><text:span text:style-name="Strong_20_Emphasis">Туристы</text:span>: красивые здания = больше дохода.</text:p>
        </text:list-item>
        <text:list-item>
          <text:p text:style-name="P9"><text:span text:style-name="Strong_20_Emphasis">Соседи</text:span>: можно торговать или просить помощи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25T11:13:19.69</meta:creation-date>
    <meta:document-statistic meta:table-count="1" meta:image-count="0" meta:object-count="0" meta:page-count="3" meta:paragraph-count="87" meta:word-count="535" meta:character-count="3227"/>
    <dc:date>2026-01-25T11:15:34.73</dc:date>
    <meta:editing-duration>PT2M18S</meta:editing-duration>
    <meta:editing-cycles>1</meta:editing-cycles>
    <meta:generator>OpenOffice/4.1.8$Win32 OpenOffice.org_project/418m3$Build-9803</meta:generator>
  </office:meta>
</office:document-meta>
</file>